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monospace, serif"/>
    <style:font-face style:name="Droid Sans Mono" svg:font-family="'Droid Sans Mono', monospace, monospace, 'Droid Sans Fallback'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loext:graphic-properties draw:fill-color="#ffffff"/>
      <style:paragraph-properties fo:line-height="100%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text-properties style:font-name="TimesNew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6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font-weight="bold" fo:background-color="#ffffff" style:font-name-asian="Times New Roman1" style:font-size-asian="20pt" style:font-weight-asian="bold" style:font-name-complex="Times New Roman1" style:font-size-complex="20pt"/>
    </style:style>
    <style:style style:name="P8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background-color="#ffffff" style:font-name-asian="Times New Roman1" style:font-size-asian="20pt" style:font-name-complex="Times New Roman1" style:font-size-complex="20pt"/>
    </style:style>
    <style:style style:name="P9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10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1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2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reak-before="pag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3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4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5" style:family="paragraph" style:parent-style-name="Standard">
      <loext:graphic-properties draw:fill-color="#ffffff"/>
      <style:paragraph-properties fo:margin-left="0cm" fo:margin-right="0cm" fo:line-height="100%" fo:text-align="center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6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9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</style:style>
    <style:style style:name="P20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</style:style>
    <style:style style:name="P22" style:family="paragraph" style:parent-style-name="Preformatted_20_Text">
      <loext:graphic-properties draw:fill="solid" draw:fill-color="#ffffff"/>
      <style:paragraph-properties fo:margin-top="0cm" fo:margin-bottom="0.499cm" loext:contextual-spacing="false" fo:background-color="#ffffff"/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4" style:family="paragraph" style:parent-style-name="Standard">
      <loext:graphic-properties draw:fill-color="#ffffff"/>
      <style:paragraph-properties fo:line-height="100%" fo:text-align="justify" style:justify-single-word="false" fo:orphans="0" fo:widows="0" fo:break-before="pag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5" style:family="paragraph" style:parent-style-name="Standard" style:master-pag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1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26" style:family="paragraph" style:parent-style-name="Standard" style:list-style-name="WWNum2">
      <loext:graphic-properties draw:fill-color="#ffffff"/>
      <style:paragraph-properties fo:margin-left="1.27cm" fo:margin-right="0cm" fo:line-height="100%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7" style:family="paragraph" style:parent-style-name="Standard" style:list-style-name="WWNum2">
      <loext:graphic-properties draw:fill-color="#ffffff"/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8" style:family="paragraph" style:parent-style-name="Standard" style:list-style-name="WWNum1">
      <loext:graphic-properties draw:fill-color="#ffffff"/>
      <style:paragraph-properties fo:margin-left="1.27cm" fo:margin-right="0cm" fo:line-height="100%" fo:orphans="0" fo:widows="0" fo:text-indent="-0.635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9" style:family="paragraph" style:parent-style-name="Standard" style:list-style-name="WWNum1">
      <loext:graphic-properties draw:fill-color="#ffffff"/>
      <style:paragraph-properties fo:margin-left="1.27cm" fo:margin-right="0cm" fo:line-height="100%" fo:orphans="0" fo:widows="0" fo:text-indent="-0.635cm" style:auto-text-indent="false"/>
    </style:style>
    <style:style style:name="P30" style:family="paragraph" style:parent-style-name="Standard" style:list-style-name="WWNum2">
      <style:paragraph-properties fo:margin-left="1.27cm" fo:margin-right="0cm" fo:margin-top="0.423cm" fo:margin-bottom="0.423cm" loext:contextual-spacing="false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1" style:family="paragraph" style:parent-style-name="Standard" style:list-style-name="WWNum2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2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officeooo:paragraph-rsid="001bcda7" style:font-name-asian="Times New Roman1" style:font-size-asian="14pt" style:font-weight-asian="bold" style:font-name-complex="Times New Roman1" style:font-size-complex="14pt"/>
    </style:style>
    <style:style style:name="P33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199cm" style:auto-text-indent="false" style:writing-mode="lr-tb"/>
      <style:text-properties style:font-name="Times New Roman" fo:font-size="14pt" officeooo:paragraph-rsid="0014fe6d" style:font-name-asian="Times New Roman1" style:font-size-asian="14pt" style:font-name-complex="Times New Roman1" style:font-size-complex="14pt"/>
    </style:style>
    <style:style style:name="P34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6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27cm" style:auto-text-indent="false"/>
      <style:text-properties fo:color="#000000"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7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8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3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9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3cm" style:auto-text-indent="false" style:writing-mode="lr-tb"/>
      <style:text-properties style:font-name="Times New Roman" fo:font-size="14pt" fo:font-weight="normal" officeooo:rsid="002125fc" officeooo:paragraph-rsid="002125fc" style:font-name-asian="Times New Roman1" style:font-size-asian="14pt" style:font-weight-asian="normal" style:font-name-complex="Times New Roman1" style:font-size-complex="14pt" style:font-weight-complex="normal"/>
    </style:style>
    <style:style style:name="P40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</style:style>
    <style:style style:name="P41" style:family="paragraph" style:parent-style-name="Text_20_body">
      <loext:graphic-properties draw:fill-color="#ffffff"/>
      <style:paragraph-properties fo:line-height="100%" fo:text-align="justify" style:justify-single-word="false" fo:orphans="0" fo:widows="0"/>
      <style:text-properties fo:font-variant="normal" fo:text-transform="none" fo:color="#3399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42" style:family="paragraph" style:parent-style-name="Text_20_body">
      <loext:graphic-properties draw:fill="solid" draw:fill-color="#ffffff"/>
      <style:paragraph-properties fo:background-color="#ffffff"/>
      <style:text-properties fo:font-variant="normal" fo:text-transform="none" fo:color="#3399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43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99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44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99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45" style:family="paragraph" style:parent-style-name="Text_20_body" style:list-style-name="L3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99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46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fo:letter-spacing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47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fo:letter-spacing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48" style:family="paragraph" style:parent-style-name="Text_20_body" style:list-style-name="L3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fo:letter-spacing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49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50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51" style:family="paragraph" style:parent-style-name="Text_20_body" style:list-style-name="L3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333333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52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0080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53" style:family="paragraph" style:parent-style-name="Text_20_body" style:list-style-name="L2">
      <loext:graphic-properties draw:fill="solid" draw:fill-color="#ffffff" draw:opacity="100%"/>
      <style:paragraph-properties fo:margin-left="0cm" fo:margin-right="0cm" fo:margin-top="0cm" fo:margin-bottom="0cm" loext:contextual-spacing="false" fo:orphans="2" fo:widows="2" fo:text-indent="0cm" style:auto-text-indent="false" fo:background-color="#ffffff" fo:padding="0cm" fo:border="none"/>
      <style:text-properties fo:font-variant="normal" fo:text-transform="none" fo:color="#0080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54" style:family="paragraph" style:parent-style-name="Text_20_body">
      <loext:graphic-properties draw:fill="solid" draw:fill-color="#ffffff"/>
      <style:paragraph-properties fo:margin-top="0cm" fo:margin-bottom="0.499cm" loext:contextual-spacing="false" fo:background-color="#ffffff"/>
      <style:text-properties fo:font-variant="normal" fo:text-transform="none" fo:color="#339900" style:font-name="Consolas" fo:font-size="9pt" fo:letter-spacing="normal" fo:font-style="normal" fo:font-weight="normal" fo:background-color="#ffffff" loext:padding-left="0.212cm" loext:padding-right="0cm" loext:padding-top="0cm" loext:padding-bottom="0cm" loext:border-left="0.06pt solid #dddddd" loext:border-right="none" loext:border-top="none" loext:border-bottom="none"/>
    </style:style>
    <style:style style:name="P55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/>
    </style:style>
    <style:style style:name="P56" style:family="paragraph" style:parent-style-name="Preformatted_20_Text">
      <loext:graphic-properties draw:fill="solid" draw:fill-color="#ffffff"/>
      <style:paragraph-properties fo:background-color="#ffffff"/>
      <style:text-properties fo:color="#000000" style:font-name="DejaVu Sans Mono"/>
    </style:style>
    <style:style style:name="P57" style:family="paragraph" style:parent-style-name="Preformatted_20_Text">
      <loext:graphic-properties draw:fill="solid" draw:fill-color="#ffffff"/>
      <style:paragraph-properties fo:margin-top="0cm" fo:margin-bottom="0.499cm" loext:contextual-spacing="false" fo:background-color="#ffffff"/>
      <style:text-properties fo:color="#000000" style:font-name="DejaVu Sans Mono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fo:color="#1155cc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4" style:family="text">
      <style:text-properties fo:color="#000000" style:font-name="DejaVu Sans Mono"/>
    </style:style>
    <style:style style:name="T5" style:family="text">
      <style:text-properties fo:color="#000000" style:font-name="DejaVu Sans Mono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6" style:family="text">
      <style:text-properties fo:color="#808000" style:font-name="DejaVu Sans Mono" fo:font-size="10pt" fo:font-weight="bold" style:font-name-asian="Times New Roman1" style:font-size-asian="10pt" style:font-weight-asian="bold" style:font-name-complex="Times New Roman1" style:font-size-complex="10pt" style:font-weight-complex="bold"/>
    </style:style>
    <style:style style:name="T7" style:family="text">
      <style:text-properties fo:color="#008000"/>
    </style:style>
    <style:style style:name="T8" style:family="text">
      <style:text-properties fo:color="#008000" style:font-name="DejaVu Sans Mono" fo:font-size="10pt" fo:font-weight="bold" style:font-name-asian="Times New Roman1" style:font-size-asian="10pt" style:font-weight-asian="bold" style:font-name-complex="Times New Roman1" style:font-size-complex="10pt"/>
    </style:style>
    <style:style style:name="T9" style:family="text">
      <style:text-properties fo:color="#008000" style:font-name="Consolas" fo:font-size="9pt" fo:font-style="normal" fo:font-weight="normal"/>
    </style:style>
    <style:style style:name="T10" style:family="text">
      <style:text-properties fo:color="#000080" style:font-name="Consolas" fo:font-size="9pt" fo:font-style="normal" fo:font-weight="normal"/>
    </style:style>
    <style:style style:name="T11" style:family="text">
      <style:text-properties fo:color="#008080"/>
    </style:style>
    <style:style style:name="T12" style:family="text">
      <style:text-properties fo:color="#008080" style:font-name="Consolas" fo:font-size="9pt" fo:font-style="normal" fo:font-weight="normal"/>
    </style:style>
    <style:style style:name="T13" style:family="text">
      <style:text-properties fo:color="#0000ff"/>
    </style:style>
    <style:style style:name="T14" style:family="text">
      <style:text-properties fo:color="#0000ff" style:font-name="Consolas" fo:font-size="9pt" fo:font-style="normal" fo:font-weight="normal"/>
    </style:style>
    <style:style style:name="T15" style:family="text">
      <style:text-properties officeooo:rsid="0014fe6d"/>
    </style:style>
    <style:style style:name="T16" style:family="text">
      <style:text-properties officeooo:rsid="0016d866"/>
    </style:style>
    <style:style style:name="T17" style:family="text">
      <style:text-properties officeooo:rsid="00174ac9"/>
    </style:style>
    <style:style style:name="T18" style:family="text">
      <style:text-properties officeooo:rsid="00177b81"/>
    </style:style>
    <style:style style:name="T19" style:family="text">
      <style:text-properties officeooo:rsid="00190ebb"/>
    </style:style>
    <style:style style:name="T20" style:family="text">
      <style:text-properties officeooo:rsid="001bcda7"/>
    </style:style>
    <style:style style:name="T21" style:family="text">
      <style:text-properties officeooo:rsid="0020b146"/>
    </style:style>
    <style:style style:name="T22" style:family="text">
      <style:text-properties officeooo:rsid="002125fc"/>
    </style:style>
    <style:style style:name="T23" style:family="text">
      <style:text-properties style:font-name="Consolas" fo:font-size="9pt" fo:font-style="normal" fo:font-weight="normal"/>
    </style:style>
    <style:style style:name="T24" style:family="text">
      <style:text-properties fo:color="#0000dd"/>
    </style:style>
    <style:style style:name="T25" style:family="text">
      <style:text-properties fo:color="#0000dd" style:font-name="Consolas" fo:font-size="9pt" fo:font-style="normal" fo:font-weight="normal"/>
    </style:style>
    <style:style style:name="T26" style:family="text">
      <style:text-properties fo:color="#007788"/>
    </style:style>
    <style:style style:name="T27" style:family="text">
      <style:text-properties fo:color="#007788" style:font-name="Consolas" fo:font-size="9pt" fo:font-style="normal" fo:font-weight="normal"/>
    </style:style>
    <style:style style:name="T28" style:family="text">
      <style:text-properties fo:color="#ff0000" style:font-name="Consolas" fo:font-size="9pt" fo:font-style="normal" fo:font-weight="normal"/>
    </style:style>
    <style:style style:name="T29" style:family="text">
      <style:text-properties officeooo:rsid="0024b515"/>
    </style:style>
    <style:style style:name="T30" style:family="text">
      <style:text-properties fo:color="#000040"/>
    </style:style>
    <style:style style:name="T31" style:family="text">
      <style:text-properties fo:color="#000040" style:font-name="Consolas" fo:font-size="9pt" fo:font-style="normal" fo:font-weight="normal"/>
    </style:style>
    <style:style style:name="T32" style:family="text">
      <style:text-properties officeooo:rsid="00268c1f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Московский авиационный институт</text:p>
      <text:p text:style-name="P6">(Национальный исследовательский университет)</text:p>
      <text:p text:style-name="P1"/>
      <text:p text:style-name="P1">Факультет: «Информационные технологии и прикладная математика» </text:p>
      <text:p text:style-name="P1">Кафедра: 806 «Вычислительная математика и <text:s/>программирование» </text:p>
      <text:p text:style-name="P1">Дисциплина: «Объектно-ориентированное программирование» <text:s text:c="2"/></text:p>
      <text:p text:style-name="P5"><text:s/></text:p>
      <text:p text:style-name="P5"><text:s/></text:p>
      <text:p text:style-name="P5"><text:s/></text:p>
      <text:p text:style-name="P5"><text:s/></text:p>
      <text:p text:style-name="P7">Лабораторная работа № 1</text:p>
      <text:p text:style-name="P8">Тема: Простые классы на языке С++</text:p>
      <text:p text:style-name="P5"/>
      <text:p text:style-name="P9"><text:s/></text:p>
      <text:p text:style-name="P9"><text:s/></text:p>
      <text:p text:style-name="P5"><text:s/></text:p>
      <text:p text:style-name="P11"><text:tab/><text:tab/><text:tab/><text:tab/><text:tab/><text:tab/><text:tab/>Студент: <text:span text:style-name="T15">Кудинов Сергей</text:span> </text:p>
      <text:p text:style-name="P11"><text:tab/><text:tab/><text:tab/><text:tab/><text:tab/><text:tab/><text:tab/>Преподаватель: Журавлев А.А.</text:p>
      <text:p text:style-name="P11"><text:tab/><text:tab/><text:tab/><text:tab/><text:tab/><text:tab/><text:tab/>Дата:</text:p>
      <text:p text:style-name="P11"><text:tab/><text:tab/><text:tab/><text:tab/><text:tab/><text:tab/><text:tab/>Оценка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Москва, 2019</text:p>
      <text:p text:style-name="P12"/>
      <text:list xml:id="list681822228" text:style-name="WWNum2">
        <text:list-item>
          <text:p text:style-name="P26">Постановка задачи</text:p>
        </text:list-item>
      </text:list>
      <text:p text:style-name="P18">Создать класс vector3D, задаваемый тройкой координат. Обязательно должны быть реализованы: операции сложения и вычитания векторов, векторное произведение векторов, скалярное произведение векторов, умножения на скаляр, сравнение векторов на совпадение, вычисление длины вектора, сравнение длины векторов, вычисление угла между векторами.</text:p>
      <text:p text:style-name="P2"/>
      <text:list xml:id="list21145772433175" text:continue-numbering="true" text:style-name="WWNum2">
        <text:list-item>
          <text:p text:style-name="P26">Репозиторий github</text:p>
        </text:list-item>
      </text:list>
      <text:p text:style-name="P40"><text:span text:style-name="T2"><text:tab/></text:span><text:a xlink:type="simple" xlink:href="https://github.com/StormStudioAndroid2/oop_exercise_1" text:style-name="Internet_20_link" text:visited-style-name="Visited_20_Internet_20_Link"><text:span text:style-name="ListLabel_20_19"><text:span text:style-name="T3">https://github.com/StormStudioAndroid2/oop_exercise_1</text:span></text:span></text:a></text:p>
      <text:p text:style-name="P13"/>
      <text:list xml:id="list21145442376255" text:continue-numbering="true" text:style-name="WWNum2">
        <text:list-item>
          <text:p text:style-name="P27">Описание программы </text:p>
        </text:list-item>
      </text:list>
      <text:p text:style-name="P33">Реализован класс <text:span text:style-name="T15">V</text:span>ector3D, в котором хранятся <text:span text:style-name="T15">три</text:span> переменные, отображающие <text:span text:style-name="T15">координаты</text:span>. Написаны Get функции для <text:span text:style-name="T15">их получения.</text:span> Также реализованы функции, указанные в задании, для получения суммы и разности(<text:span text:style-name="T16">plus</text:span>, <text:span text:style-name="T16">minus</text:span>), и для сравнения различных объектов класса(<text:span text:style-name="T17">e</text:span>qual). Функции <text:span text:style-name="T18">plus</text:span> и <text:span text:style-name="T18">minus</text:span> возвращают <text:span text:style-name="T18">вектор. Реализованы векторное произведение, скалярное, произведение на число(vectorPow, scalarPow, lambdaPow). В начале выводится сложение первого и второго вектора, затем их вычитание, затем – величина угла между ними, затем длины первого и второго вектора, затем – равны они или нет. Последним выводится значение длины вектора, полученного в результате векторного произведения. Каждая величина выводится с новой строки.</text:span></text:p>
      <text:p text:style-name="P18"/>
      <text:p text:style-name="P36"/>
      <text:list xml:id="list21144601681789" text:continue-numbering="true" text:style-name="WWNum2">
        <text:list-item>
          <text:p text:style-name="P31">Набор testcases</text:p>
        </text:list-item>
      </text:list>
      <text:p text:style-name="P19"><text:span text:style-name="T2">Тестовые файлы:</text:span><text:span text:style-name="T1"> test_01.test</text:span><text:span text:style-name="T2">, </text:span><text:span text:style-name="T1">test_02.test, test_03.test</text:span></text:p>
      <text:p text:style-name="P23">test_01.test:</text:p>
      <text:p text:style-name="P20">1 1 1</text:p>
      <text:p text:style-name="P20">-1 -1 -1</text:p>
      <text:p text:style-name="P20">Проверка правильности <text:span text:style-name="T19">для коллинеарных векторов с противоположным направлением</text:span></text:p>
      <text:p text:style-name="P17">Результат работы программы</text:p>
      <text:p text:style-name="P34">0 0 0</text:p>
      <text:p text:style-name="P34">2 2 2</text:p>
      <text:p text:style-name="P34"><text:soft-page-break/>180</text:p>
      <text:p text:style-name="P34">1.73205</text:p>
      <text:p text:style-name="P34">1.73205</text:p>
      <text:p text:style-name="P34">Not equal</text:p>
      <text:p text:style-name="P34">0</text:p>
      <text:p text:style-name="P32">test_02.test :</text:p>
      <text:p text:style-name="P38">1 2 3</text:p>
      <text:p text:style-name="P38">4 5 6</text:p>
      <text:p text:style-name="P20">Проверка корректности работы <text:span text:style-name="T20">для случайных векторов</text:span></text:p>
      <text:p text:style-name="P17">Результат работы программы</text:p>
      <text:p text:style-name="P35">5 7 9</text:p>
      <text:p text:style-name="P35">-3 -3 -3</text:p>
      <text:p text:style-name="P35">12.9332</text:p>
      <text:p text:style-name="P35">3.74166</text:p>
      <text:p text:style-name="P35">8.77496</text:p>
      <text:p text:style-name="P35">Not equal</text:p>
      <text:p text:style-name="P35">7.34847</text:p>
      <text:p text:style-name="P23">test_03.<text:span text:style-name="T21">test:</text:span></text:p>
      <text:p text:style-name="P39">1 1 1</text:p>
      <text:p text:style-name="P39">1 1 1</text:p>
      <text:p text:style-name="P20">Проверка корректности работы операций сложения и вычитания для <text:span text:style-name="T22">равных векторов</text:span></text:p>
      <text:p text:style-name="P17">Результат работы программы</text:p>
      <text:p text:style-name="P35">2 2 2</text:p>
      <text:p text:style-name="P35">0 0 0</text:p>
      <text:p text:style-name="P35"><text:soft-page-break/>0</text:p>
      <text:p text:style-name="P35">1.73205</text:p>
      <text:p text:style-name="P35">1.73205</text:p>
      <text:p text:style-name="P35">Equal</text:p>
      <text:p text:style-name="P35">0</text:p>
      <text:p text:style-name="P19"/>
      <text:list xml:id="list21144481931115" text:continue-numbering="true" text:style-name="WWNum2">
        <text:list-item>
          <text:p text:style-name="P30">Результаты выполнения тестов</text:p>
        </text:list-item>
      </text:list>
      <text:p text:style-name="P20">Все тесты успешно пройдены, программа выдаёт верные результаты, корректно обрабатывает время.</text:p>
      <text:p text:style-name="P3"/>
      <text:list xml:id="list21145833548655" text:continue-numbering="true" text:style-name="WWNum2">
        <text:list-item>
          <text:p text:style-name="P27">Листинг программы</text:p>
        </text:list-item>
      </text:list>
      <text:p text:style-name="P14"/>
      <text:p text:style-name="P16">main.cpp</text:p>
      <text:p text:style-name="P41"><text:span text:style-name="T8">#include&lt;iostream&gt;</text:span></text:p>
      <text:list xml:id="list256207293" text:style-name="L1">
        <text:list-item>
          <text:p text:style-name="P43">#include "Vector3D.h"</text:p>
        </text:list-item>
        <text:list-item>
          <text:p text:style-name="P46"> </text:p>
        </text:list-item>
        <text:list-item>
          <text:p text:style-name="P43">#include &lt;iomanip&gt;</text:p>
        </text:list-item>
        <text:list-item>
          <text:p text:style-name="P46"> </text:p>
        </text:list-item>
        <text:list-item>
          <text:p text:style-name="P46"> </text:p>
        </text:list-item>
        <text:list-item>
          <text:p text:style-name="P49"><text:span text:style-name="T13">int</text:span> main<text:span text:style-name="T7">()</text:span> <text:span text:style-name="T7">{</text:span></text:p>
        </text:list-item>
        <text:list-item>
          <text:p text:style-name="P46">    <text:span text:style-name="T14">int</text:span><text:span text:style-name="T23"> x1,x2,y1,y2,z1,z2</text:span><text:span text:style-name="T12">;</text:span></text:p>
        </text:list-item>
        <text:list-item>
          <text:p text:style-name="P46">    <text:span text:style-name="T23">std</text:span><text:span text:style-name="T12">::</text:span><text:span text:style-name="T25">cin</text:span><text:span text:style-name="T23"> </text:span><text:span text:style-name="T10">&gt;&gt;</text:span><text:span text:style-name="T23"> x1 </text:span><text:span text:style-name="T10">&gt;&gt;</text:span><text:span text:style-name="T23"> y1 </text:span><text:span text:style-name="T10">&gt;&gt;</text:span><text:span text:style-name="T23"> z1</text:span><text:span text:style-name="T12">;</text:span></text:p>
        </text:list-item>
        <text:list-item>
          <text:p text:style-name="P46">    <text:span text:style-name="T23">std</text:span><text:span text:style-name="T12">::</text:span><text:span text:style-name="T25">cin</text:span><text:span text:style-name="T23"> </text:span><text:span text:style-name="T10">&gt;&gt;</text:span><text:span text:style-name="T23"> x2 </text:span><text:span text:style-name="T10">&gt;&gt;</text:span><text:span text:style-name="T23"> y2 </text:span><text:span text:style-name="T10">&gt;&gt;</text:span><text:span text:style-name="T23"> z2</text:span><text:span text:style-name="T12">;</text:span></text:p>
        </text:list-item>
        <text:list-item>
          <text:p text:style-name="P46">    <text:span text:style-name="T23">std</text:span><text:span text:style-name="T12">::</text:span><text:span text:style-name="T25">cout</text:span><text:span text:style-name="T23">.</text:span><text:span text:style-name="T27">precision</text:span><text:span text:style-name="T9">(</text:span><text:span text:style-name="T25">6</text:span><text:span text:style-name="T9">)</text:span><text:span text:style-name="T12">;</text:span></text:p>
        </text:list-item>
        <text:list-item>
          <text:p text:style-name="P46"> </text:p>
        </text:list-item>
        <text:list-item>
          <text:p text:style-name="P46">    <text:span text:style-name="T23">Vector3D vector1</text:span><text:span text:style-name="T9">(</text:span><text:span text:style-name="T23">x1,y1,z1</text:span><text:span text:style-name="T9">)</text:span><text:span text:style-name="T12">;</text:span></text:p>
        </text:list-item>
        <text:list-item>
          <text:p text:style-name="P46">        <text:span text:style-name="T23">Vector3D vector2</text:span><text:span text:style-name="T9">(</text:span><text:span text:style-name="T23">x2,y2,z2</text:span><text:span text:style-name="T9">)</text:span><text:span text:style-name="T12">;</text:span></text:p>
        </text:list-item>
        <text:list-item>
          <text:p text:style-name="P46">        <text:span text:style-name="T23">std</text:span><text:span text:style-name="T12">::</text:span><text:span text:style-name="T25">cout</text:span><text:span text:style-name="T23"> </text:span><text:span text:style-name="T10">&lt;&lt;</text:span><text:span text:style-name="T23"> vector1.</text:span><text:span text:style-name="T27">plus</text:span><text:span text:style-name="T9">(</text:span><text:span text:style-name="T23">vector2</text:span><text:span text:style-name="T9">)</text:span><text:span text:style-name="T23">.</text:span><text:span text:style-name="T27">getX</text:span><text:span text:style-name="T9">()</text:span><text:span text:style-name="T23"> </text:span><text:span text:style-name="T10">&lt;&lt;</text:span><text:span text:style-name="T23"> </text:span><text:span text:style-name="T28">" "</text:span><text:span text:style-name="T23"> </text:span><text:span text:style-name="T10">&lt;&lt;</text:span><text:span text:style-name="T23"> vector1.</text:span><text:span text:style-name="T27">plus</text:span><text:span text:style-name="T9">(</text:span><text:span text:style-name="T23">vector2</text:span><text:span text:style-name="T9">)</text:span><text:span text:style-name="T23">.</text:span><text:span text:style-name="T27">getY</text:span><text:span text:style-name="T9">()</text:span><text:span text:style-name="T23"> </text:span><text:span text:style-name="T10">&lt;&lt;</text:span><text:span text:style-name="T23"> </text:span><text:span text:style-name="T28">" "</text:span><text:span text:style-name="T23"> </text:span><text:span text:style-name="T10">&lt;&lt;</text:span><text:span text:style-name="T23"> vector1.</text:span><text:span text:style-name="T27">plus</text:span><text:span text:style-name="T9">(</text:span><text:span text:style-name="T23">vector2</text:span><text:span text:style-name="T9">)</text:span><text:span text:style-name="T23">.</text:span><text:span text:style-name="T27">getZ</text:span><text:span text:style-name="T9">()</text:span><text:span text:style-name="T23"> </text:span><text:span text:style-name="T10">&lt;&lt;</text:span><text:span text:style-name="T23"> std</text:span><text:span text:style-name="T12">::</text:span><text:span text:style-name="T27">endl</text:span><text:span text:style-name="T12">;</text:span></text:p>
        </text:list-item>
        <text:list-item>
          <text:p text:style-name="P46">        <text:span text:style-name="T23">std</text:span><text:span text:style-name="T12">::</text:span><text:span text:style-name="T25">cout</text:span><text:span text:style-name="T23"> </text:span><text:span text:style-name="T10">&lt;&lt;</text:span><text:span text:style-name="T23"> vector1.</text:span><text:span text:style-name="T27">minus</text:span><text:span text:style-name="T9">(</text:span><text:span text:style-name="T23">vector2</text:span><text:span text:style-name="T9">)</text:span><text:span text:style-name="T23">.</text:span><text:span text:style-name="T27">getX</text:span><text:span text:style-name="T9">()</text:span><text:span text:style-name="T23"> </text:span><text:span text:style-name="T10">&lt;&lt;</text:span><text:span text:style-name="T23"> </text:span><text:span text:style-name="T28">" "</text:span><text:span text:style-name="T23"> </text:span><text:span text:style-name="T10">&lt;&lt;</text:span><text:span text:style-name="T23"> vector1.</text:span><text:span text:style-name="T27">minus</text:span><text:span text:style-name="T9">(</text:span><text:span text:style-name="T23">vector2</text:span><text:span text:style-name="T9">)</text:span><text:span text:style-name="T23">.</text:span><text:span text:style-name="T27">getY</text:span><text:span text:style-name="T9">()</text:span><text:span text:style-name="T23"> </text:span><text:span text:style-name="T10">&lt;&lt;</text:span><text:span text:style-name="T23"> </text:span><text:span text:style-name="T28">" "</text:span><text:span text:style-name="T23"> </text:span><text:span text:style-name="T10">&lt;&lt;</text:span><text:span text:style-name="T23"> vector1.</text:span><text:span text:style-name="T27">minus</text:span><text:span text:style-name="T9">(</text:span><text:span text:style-name="T23">vector2</text:span><text:span text:style-name="T9">)</text:span><text:span text:style-name="T23">.</text:span><text:span text:style-name="T27">getZ</text:span><text:span text:style-name="T9">()</text:span><text:span text:style-name="T23"> </text:span><text:span text:style-name="T10">&lt;&lt;</text:span><text:span text:style-name="T23">  std</text:span><text:span text:style-name="T12">::</text:span><text:span text:style-name="T27">endl</text:span><text:span text:style-name="T12">;</text:span></text:p>
        </text:list-item>
        <text:list-item>
          <text:p text:style-name="P46">        <text:span text:style-name="T23">std</text:span><text:span text:style-name="T12">::</text:span><text:span text:style-name="T25">cout</text:span><text:span text:style-name="T23"> </text:span><text:span text:style-name="T10">&lt;&lt;</text:span><text:span text:style-name="T23"> vector1.</text:span><text:span text:style-name="T27">getAngle</text:span><text:span text:style-name="T9">(</text:span><text:span text:style-name="T23">vector2</text:span><text:span text:style-name="T9">)</text:span><text:span text:style-name="T23"> </text:span><text:span text:style-name="T10">&lt;&lt;</text:span><text:span text:style-name="T23">  std</text:span><text:span text:style-name="T12">::</text:span><text:span text:style-name="T27">endl</text:span><text:span text:style-name="T12">;</text:span></text:p>
        </text:list-item>
        <text:list-item>
          <text:p text:style-name="P46">        <text:span text:style-name="T23">std</text:span><text:span text:style-name="T12">::</text:span><text:span text:style-name="T25">cout</text:span><text:span text:style-name="T23"> </text:span><text:span text:style-name="T10">&lt;&lt;</text:span><text:span text:style-name="T23"> vector1.</text:span><text:span text:style-name="T27">getLength</text:span><text:span text:style-name="T9">()</text:span><text:span text:style-name="T23"> </text:span><text:span text:style-name="T10">&lt;&lt;</text:span><text:span text:style-name="T23">  std</text:span><text:span text:style-name="T12">::</text:span><text:span text:style-name="T27">endl</text:span><text:span text:style-name="T12">;</text:span></text:p>
        </text:list-item>
        <text:list-item>
          <text:p text:style-name="P46">        <text:span text:style-name="T23">std</text:span><text:span text:style-name="T12">::</text:span><text:span text:style-name="T25">cout</text:span><text:span text:style-name="T23"> </text:span><text:span text:style-name="T10">&lt;&lt;</text:span><text:span text:style-name="T23"> vector2.</text:span><text:span text:style-name="T27">getLength</text:span><text:span text:style-name="T9">()</text:span><text:span text:style-name="T23"> </text:span><text:span text:style-name="T10">&lt;&lt;</text:span><text:span text:style-name="T23">  std</text:span><text:span text:style-name="T12">::</text:span><text:span text:style-name="T27">endl</text:span><text:span text:style-name="T12">;</text:span></text:p>
        </text:list-item>
        <text:list-item>
          <text:p text:style-name="P46">        <text:span text:style-name="T14">if</text:span><text:span text:style-name="T23"> </text:span><text:span text:style-name="T9">(</text:span><text:span text:style-name="T23">vector1.</text:span><text:span text:style-name="T27">isEqual</text:span><text:span text:style-name="T9">(</text:span><text:span text:style-name="T23">vector2</text:span><text:span text:style-name="T9">))</text:span><text:span text:style-name="T23"> </text:span><text:span text:style-name="T9">{</text:span></text:p>
        </text:list-item>
        <text:list-item>
          <text:p text:style-name="P46">        <text:span text:style-name="T23">std</text:span><text:span text:style-name="T12">::</text:span><text:span text:style-name="T25">cout</text:span><text:span text:style-name="T23"> </text:span><text:span text:style-name="T10">&lt;&lt;</text:span><text:span text:style-name="T23"> </text:span><text:span text:style-name="T28">"Equal"</text:span><text:span text:style-name="T23"> </text:span><text:span text:style-name="T10">&lt;&lt;</text:span><text:span text:style-name="T23">  std</text:span><text:span text:style-name="T12">::</text:span><text:span text:style-name="T27">endl</text:span><text:span text:style-name="T12">;</text:span></text:p>
        </text:list-item>
        <text:list-item>
          <text:p text:style-name="P46">        <text:span text:style-name="T9">}</text:span><text:span text:style-name="T23"> </text:span><text:span text:style-name="T14">else</text:span><text:span text:style-name="T23"> </text:span><text:span text:style-name="T9">{</text:span></text:p>
        </text:list-item>
        <text:list-item>
          <text:p text:style-name="P46">                         <text:span text:style-name="T23">std</text:span><text:span text:style-name="T12">::</text:span><text:span text:style-name="T25">cout</text:span><text:span text:style-name="T23"> </text:span><text:span text:style-name="T10">&lt;&lt;</text:span><text:span text:style-name="T23"> </text:span><text:span text:style-name="T28">"Not equal"</text:span><text:span text:style-name="T23"> </text:span><text:span text:style-name="T10">&lt;&lt;</text:span><text:span text:style-name="T23">  std</text:span><text:span text:style-name="T12">::</text:span><text:span text:style-name="T27">endl</text:span><text:span text:style-name="T12">;</text:span></text:p>
        </text:list-item>
        <text:list-item>
          <text:p text:style-name="P46"> </text:p>
        </text:list-item>
        <text:list-item>
          <text:p text:style-name="P46"><text:soft-page-break/>        <text:span text:style-name="T9">}</text:span></text:p>
        </text:list-item>
        <text:list-item>
          <text:p text:style-name="P46">         <text:span text:style-name="T23">std</text:span><text:span text:style-name="T12">::</text:span><text:span text:style-name="T25">cout</text:span><text:span text:style-name="T23"> </text:span><text:span text:style-name="T10">&lt;&lt;</text:span><text:span text:style-name="T23"> vector1.</text:span><text:span text:style-name="T27">vectorPow</text:span><text:span text:style-name="T9">(</text:span><text:span text:style-name="T23">vector2</text:span><text:span text:style-name="T9">)</text:span><text:span text:style-name="T23">.</text:span><text:span text:style-name="T27">getLength</text:span><text:span text:style-name="T9">()</text:span><text:span text:style-name="T23"> </text:span><text:span text:style-name="T10">&lt;&lt;</text:span><text:span text:style-name="T23">  std</text:span><text:span text:style-name="T12">::</text:span><text:span text:style-name="T27">endl</text:span><text:span text:style-name="T12">;</text:span></text:p>
        </text:list-item>
        <text:list-item>
          <text:p text:style-name="P46">        <text:span text:style-name="T14">return</text:span><text:span text:style-name="T23"> </text:span><text:span text:style-name="T25">0</text:span><text:span text:style-name="T12">;</text:span></text:p>
        </text:list-item>
        <text:list-item>
          <text:p text:style-name="P46"> </text:p>
        </text:list-item>
        <text:list-item>
          <text:p text:style-name="P52">}</text:p>
        </text:list-item>
      </text:list>
      <text:p text:style-name="P55"><text:span text:style-name="T8"/></text:p>
      <text:p text:style-name="P24"><text:span text:style-name="T29">Vector3D</text:span><text:bookmark-start text:name="__DdeLink__2335_150959209"/>.h</text:p>
      <text:p text:style-name="P21"><text:span text:style-name="T6">#pragma </text:span><text:span text:style-name="T5">once</text:span><text:bookmark-end text:name="__DdeLink__2335_150959209"/></text:p>
      <text:p text:style-name="P42"><text:span text:style-name="T4">#include &lt;iostream&gt;</text:span></text:p>
      <text:list xml:id="list2851430721" text:style-name="L2">
        <text:list-item>
          <text:p text:style-name="P44">#include &lt;cmath&gt;</text:p>
        </text:list-item>
        <text:list-item>
          <text:p text:style-name="P47"> </text:p>
        </text:list-item>
        <text:list-item>
          <text:p text:style-name="P47"> </text:p>
        </text:list-item>
        <text:list-item>
          <text:p text:style-name="P50"><text:span text:style-name="T13">class</text:span> Vector3D</text:p>
        </text:list-item>
        <text:list-item>
          <text:p text:style-name="P53">{</text:p>
        </text:list-item>
        <text:list-item>
          <text:p text:style-name="P50"><text:span text:style-name="T13">private</text:span><text:span text:style-name="T11">:</text:span></text:p>
        </text:list-item>
        <text:list-item>
          <text:p text:style-name="P47">    <text:span text:style-name="T14">double</text:span><text:span text:style-name="T23"> x</text:span><text:span text:style-name="T12">;</text:span></text:p>
        </text:list-item>
        <text:list-item>
          <text:p text:style-name="P47">    <text:span text:style-name="T14">double</text:span><text:span text:style-name="T23"> y</text:span><text:span text:style-name="T12">;</text:span></text:p>
        </text:list-item>
        <text:list-item>
          <text:p text:style-name="P47">    <text:span text:style-name="T14">double</text:span><text:span text:style-name="T23"> z</text:span><text:span text:style-name="T12">;</text:span></text:p>
        </text:list-item>
        <text:list-item>
          <text:p text:style-name="P47"> </text:p>
        </text:list-item>
        <text:list-item>
          <text:p text:style-name="P47"> <text:span text:style-name="T14">public</text:span><text:span text:style-name="T12">:</text:span></text:p>
        </text:list-item>
        <text:list-item>
          <text:p text:style-name="P47">    <text:span text:style-name="T23">Vector3D</text:span><text:span text:style-name="T9">(</text:span><text:span text:style-name="T14">double</text:span><text:span text:style-name="T23"> x,</text:span><text:span text:style-name="T14">double</text:span><text:span text:style-name="T23"> y,</text:span><text:span text:style-name="T14">double</text:span><text:span text:style-name="T23"> z</text:span><text:span text:style-name="T9">)</text:span><text:span text:style-name="T12">;</text:span></text:p>
        </text:list-item>
        <text:list-item>
          <text:p text:style-name="P47">      <text:span text:style-name="T23">Vector3D</text:span><text:span text:style-name="T9">()</text:span><text:span text:style-name="T12">;</text:span></text:p>
        </text:list-item>
        <text:list-item>
          <text:p text:style-name="P47">    <text:span text:style-name="T23">Vector3D plus</text:span><text:span text:style-name="T9">(</text:span><text:span text:style-name="T14">const</text:span><text:span text:style-name="T23"> Vector3D</text:span><text:span text:style-name="T31">&amp;</text:span><text:span text:style-name="T23"> vector</text:span><text:span text:style-name="T9">)</text:span><text:span text:style-name="T12">;</text:span></text:p>
        </text:list-item>
        <text:list-item>
          <text:p text:style-name="P47">    <text:span text:style-name="T23">Vector3D minus</text:span><text:span text:style-name="T9">(</text:span><text:span text:style-name="T14">const</text:span><text:span text:style-name="T23"> Vector3D</text:span><text:span text:style-name="T31">&amp;</text:span><text:span text:style-name="T23"> vector</text:span><text:span text:style-name="T9">)</text:span><text:span text:style-name="T12">;</text:span></text:p>
        </text:list-item>
        <text:list-item>
          <text:p text:style-name="P47">     <text:span text:style-name="T23">Vector3D vectorPow</text:span><text:span text:style-name="T9">(</text:span><text:span text:style-name="T14">const</text:span><text:span text:style-name="T23"> Vector3D</text:span><text:span text:style-name="T31">&amp;</text:span><text:span text:style-name="T23"> vector</text:span><text:span text:style-name="T9">)</text:span><text:span text:style-name="T12">;</text:span></text:p>
        </text:list-item>
        <text:list-item>
          <text:p text:style-name="P47">    <text:span text:style-name="T14">void</text:span><text:span text:style-name="T23"> lambdaPow</text:span><text:span text:style-name="T9">(</text:span><text:span text:style-name="T14">double</text:span><text:span text:style-name="T23"> lambda</text:span><text:span text:style-name="T9">)</text:span><text:span text:style-name="T12">;</text:span></text:p>
        </text:list-item>
        <text:list-item>
          <text:p text:style-name="P47">    <text:span text:style-name="T14">double</text:span><text:span text:style-name="T23"> scalarPow</text:span><text:span text:style-name="T9">(</text:span><text:span text:style-name="T14">const</text:span><text:span text:style-name="T23"> Vector3D</text:span><text:span text:style-name="T31">&amp;</text:span><text:span text:style-name="T23"> vector</text:span><text:span text:style-name="T9">)</text:span><text:span text:style-name="T12">;</text:span></text:p>
        </text:list-item>
        <text:list-item>
          <text:p text:style-name="P47">    <text:span text:style-name="T14">bool</text:span><text:span text:style-name="T23"> isEqual</text:span><text:span text:style-name="T9">(</text:span><text:span text:style-name="T14">const</text:span><text:span text:style-name="T23"> Vector3D</text:span><text:span text:style-name="T31">&amp;</text:span><text:span text:style-name="T23"> vector</text:span><text:span text:style-name="T9">)</text:span><text:span text:style-name="T12">;</text:span></text:p>
        </text:list-item>
        <text:list-item>
          <text:p text:style-name="P47">    <text:span text:style-name="T14">double</text:span><text:span text:style-name="T23"> getLength</text:span><text:span text:style-name="T9">()</text:span><text:span text:style-name="T12">;</text:span></text:p>
        </text:list-item>
        <text:list-item>
          <text:p text:style-name="P47">     </text:p>
        </text:list-item>
        <text:list-item>
          <text:p text:style-name="P47">    <text:span text:style-name="T14">double</text:span><text:span text:style-name="T23"> getAngle</text:span><text:span text:style-name="T9">(</text:span><text:span text:style-name="T23"> Vector3D</text:span><text:span text:style-name="T31">&amp;</text:span><text:span text:style-name="T23"> vector</text:span><text:span text:style-name="T9">)</text:span><text:span text:style-name="T12">;</text:span></text:p>
        </text:list-item>
        <text:list-item>
          <text:p text:style-name="P47"> </text:p>
        </text:list-item>
        <text:list-item>
          <text:p text:style-name="P47">    <text:span text:style-name="T14">double</text:span><text:span text:style-name="T23"> getX</text:span><text:span text:style-name="T9">()</text:span><text:span text:style-name="T12">;</text:span></text:p>
        </text:list-item>
        <text:list-item>
          <text:p text:style-name="P47">    <text:span text:style-name="T14">double</text:span><text:span text:style-name="T23"> getY</text:span><text:span text:style-name="T9">()</text:span><text:span text:style-name="T12">;</text:span></text:p>
        </text:list-item>
        <text:list-item>
          <text:p text:style-name="P47">    <text:span text:style-name="T14">double</text:span><text:span text:style-name="T23"> getZ</text:span><text:span text:style-name="T9">()</text:span><text:span text:style-name="T12">;</text:span></text:p>
        </text:list-item>
        <text:list-item>
          <text:p text:style-name="P47"> </text:p>
        </text:list-item>
        <text:list-item>
          <text:p text:style-name="P50"><text:span text:style-name="T7">}</text:span><text:span text:style-name="T11">;</text:span></text:p>
        </text:list-item>
      </text:list>
      <text:p text:style-name="P56"><text:span text:style-name="T4"/></text:p>
      <text:p text:style-name="P22"/>
      <text:p text:style-name="P4"><text:span text:style-name="T32">Vector3D</text:span>.cpp</text:p>
      <text:p text:style-name="P54"><text:span text:style-name="T5">#include "Vector3D.h"</text:span></text:p>
      <text:list xml:id="list1869721358" text:style-name="L3">
        <text:list-item>
          <text:p text:style-name="P48"> </text:p>
        </text:list-item>
        <text:list-item>
          <text:p text:style-name="P45">#include &lt;iostream&gt;</text:p>
        </text:list-item>
        <text:list-item>
          <text:p text:style-name="P45">#include &lt;cmath&gt;</text:p>
        </text:list-item>
        <text:list-item>
          <text:p text:style-name="P48"> </text:p>
        </text:list-item>
        <text:list-item>
          <text:p text:style-name="P48"> </text:p>
        </text:list-item>
        <text:list-item>
          <text:p text:style-name="P51">Vector3D<text:span text:style-name="T11">::</text:span><text:span text:style-name="T26">Vector3D</text:span><text:span text:style-name="T7">(</text:span><text:span text:style-name="T13">double</text:span> x,<text:span text:style-name="T13">double</text:span> y,<text:span text:style-name="T13">double</text:span> z<text:span text:style-name="T7">)</text:span></text:p>
        </text:list-item>
        <text:list-item>
          <text:p text:style-name="P51"><text:span text:style-name="T11">:</text:span> x<text:span text:style-name="T7">(</text:span>x<text:span text:style-name="T7">)</text:span>, y<text:span text:style-name="T7">(</text:span>y<text:span text:style-name="T7">)</text:span>,z<text:span text:style-name="T7">(</text:span>z<text:span text:style-name="T7">)</text:span> <text:span text:style-name="T7">{}</text:span></text:p>
        </text:list-item>
        <text:list-item>
          <text:p text:style-name="P48">      <text:span text:style-name="T23">Vector3D</text:span><text:span text:style-name="T12">::</text:span><text:span text:style-name="T27">Vector3D</text:span><text:span text:style-name="T9">()</text:span></text:p>
        </text:list-item>
        <text:list-item>
          <text:p text:style-name="P51"><text:span text:style-name="T11">:</text:span> x<text:span text:style-name="T7">(</text:span><text:span text:style-name="T24">0</text:span><text:span text:style-name="T7">)</text:span>, y<text:span text:style-name="T7">(</text:span><text:span text:style-name="T24">0</text:span><text:span text:style-name="T7">)</text:span>,z<text:span text:style-name="T7">(</text:span>z<text:span text:style-name="T7">)</text:span> <text:span text:style-name="T7">{}</text:span></text:p>
        </text:list-item>
        <text:list-item>
          <text:p text:style-name="P51">Vector3D Vector3D<text:span text:style-name="T11">::</text:span><text:span text:style-name="T26">plus</text:span><text:span text:style-name="T7">(</text:span><text:span text:style-name="T13">const</text:span> Vector3D<text:span text:style-name="T30">&amp;</text:span> vector<text:span text:style-name="T7">)</text:span> <text:span text:style-name="T7">{</text:span></text:p>
        </text:list-item>
        <text:list-item>
          <text:p text:style-name="P48">        <text:span text:style-name="T23">Vector3D result</text:span><text:span text:style-name="T12">;</text:span></text:p>
        </text:list-item>
        <text:list-item>
          <text:p text:style-name="P48">        <text:span text:style-name="T23">result.</text:span><text:span text:style-name="T27">x</text:span><text:span text:style-name="T23"> </text:span><text:span text:style-name="T10">=</text:span><text:span text:style-name="T23"> vector.</text:span><text:span text:style-name="T27">x</text:span><text:span text:style-name="T31">+</text:span><text:span text:style-name="T23">this</text:span><text:span text:style-name="T31">-</text:span><text:span text:style-name="T10">&gt;</text:span><text:span text:style-name="T23">x</text:span><text:span text:style-name="T12">;</text:span></text:p>
        </text:list-item>
        <text:list-item>
          <text:p text:style-name="P48"><text:soft-page-break/>        <text:span text:style-name="T23">result.</text:span><text:span text:style-name="T27">y</text:span><text:span text:style-name="T23"> </text:span><text:span text:style-name="T10">=</text:span><text:span text:style-name="T23"> vector.</text:span><text:span text:style-name="T27">y</text:span><text:span text:style-name="T31">+</text:span><text:span text:style-name="T23">this</text:span><text:span text:style-name="T31">-</text:span><text:span text:style-name="T10">&gt;</text:span><text:span text:style-name="T23">y</text:span><text:span text:style-name="T12">;</text:span></text:p>
        </text:list-item>
        <text:list-item>
          <text:p text:style-name="P48">        <text:span text:style-name="T23">result.</text:span><text:span text:style-name="T27">z</text:span><text:span text:style-name="T23"> </text:span><text:span text:style-name="T10">=</text:span><text:span text:style-name="T23"> vector.</text:span><text:span text:style-name="T27">z</text:span><text:span text:style-name="T31">+</text:span><text:span text:style-name="T23">this</text:span><text:span text:style-name="T31">-</text:span><text:span text:style-name="T10">&gt;</text:span><text:span text:style-name="T23">z</text:span><text:span text:style-name="T12">;</text:span></text:p>
        </text:list-item>
        <text:list-item>
          <text:p text:style-name="P48"> </text:p>
        </text:list-item>
        <text:list-item>
          <text:p text:style-name="P48">        <text:span text:style-name="T14">return</text:span><text:span text:style-name="T23"> result</text:span><text:span text:style-name="T12">;</text:span></text:p>
        </text:list-item>
        <text:list-item>
          <text:p text:style-name="P48">    <text:span text:style-name="T9">}</text:span></text:p>
        </text:list-item>
        <text:list-item>
          <text:p text:style-name="P48">    <text:span text:style-name="T23">Vector3D Vector3D</text:span><text:span text:style-name="T12">::</text:span><text:span text:style-name="T27">minus</text:span><text:span text:style-name="T9">(</text:span><text:span text:style-name="T14">const</text:span><text:span text:style-name="T23"> Vector3D</text:span><text:span text:style-name="T31">&amp;</text:span><text:span text:style-name="T23"> vector</text:span><text:span text:style-name="T9">)</text:span><text:span text:style-name="T23"> </text:span><text:span text:style-name="T9">{</text:span></text:p>
        </text:list-item>
        <text:list-item>
          <text:p text:style-name="P48">        <text:span text:style-name="T23">Vector3D result</text:span><text:span text:style-name="T12">;</text:span></text:p>
        </text:list-item>
        <text:list-item>
          <text:p text:style-name="P48">        <text:span text:style-name="T23">result.</text:span><text:span text:style-name="T27">x</text:span><text:span text:style-name="T23"> </text:span><text:span text:style-name="T10">=</text:span><text:span text:style-name="T23"> this</text:span><text:span text:style-name="T31">-</text:span><text:span text:style-name="T10">&gt;</text:span><text:span text:style-name="T23">x</text:span><text:span text:style-name="T31">-</text:span><text:span text:style-name="T23">vector.</text:span><text:span text:style-name="T27">x</text:span><text:span text:style-name="T12">;</text:span></text:p>
        </text:list-item>
        <text:list-item>
          <text:p text:style-name="P48">        <text:span text:style-name="T23">result.</text:span><text:span text:style-name="T27">y</text:span><text:span text:style-name="T23"> </text:span><text:span text:style-name="T10">=</text:span><text:span text:style-name="T23"> this</text:span><text:span text:style-name="T31">-</text:span><text:span text:style-name="T10">&gt;</text:span><text:span text:style-name="T23">y</text:span><text:span text:style-name="T31">-</text:span><text:span text:style-name="T23">vector.</text:span><text:span text:style-name="T27">y</text:span><text:span text:style-name="T12">;</text:span></text:p>
        </text:list-item>
        <text:list-item>
          <text:p text:style-name="P48">        <text:span text:style-name="T23">result.</text:span><text:span text:style-name="T27">z</text:span><text:span text:style-name="T23"> </text:span><text:span text:style-name="T10">=</text:span><text:span text:style-name="T23"> this</text:span><text:span text:style-name="T31">-</text:span><text:span text:style-name="T10">&gt;</text:span><text:span text:style-name="T23">z</text:span><text:span text:style-name="T31">-</text:span><text:span text:style-name="T23">vector.</text:span><text:span text:style-name="T27">z</text:span><text:span text:style-name="T12">;</text:span></text:p>
        </text:list-item>
        <text:list-item>
          <text:p text:style-name="P48">        <text:span text:style-name="T14">return</text:span><text:span text:style-name="T23"> result</text:span><text:span text:style-name="T12">;</text:span></text:p>
        </text:list-item>
        <text:list-item>
          <text:p text:style-name="P48">    <text:span text:style-name="T9">}</text:span></text:p>
        </text:list-item>
        <text:list-item>
          <text:p text:style-name="P48">     <text:span text:style-name="T23">Vector3D Vector3D</text:span><text:span text:style-name="T12">::</text:span><text:span text:style-name="T27">vectorPow</text:span><text:span text:style-name="T9">(</text:span><text:span text:style-name="T14">const</text:span><text:span text:style-name="T23"> Vector3D</text:span><text:span text:style-name="T31">&amp;</text:span><text:span text:style-name="T23"> vector</text:span><text:span text:style-name="T9">)</text:span><text:span text:style-name="T23"> </text:span><text:span text:style-name="T9">{</text:span></text:p>
        </text:list-item>
        <text:list-item>
          <text:p text:style-name="P48">        <text:span text:style-name="T23">Vector3D result</text:span><text:span text:style-name="T12">;</text:span></text:p>
        </text:list-item>
        <text:list-item>
          <text:p text:style-name="P48">        <text:span text:style-name="T23">result.</text:span><text:span text:style-name="T27">x</text:span><text:span text:style-name="T23"> </text:span><text:span text:style-name="T10">=</text:span><text:span text:style-name="T23"> this</text:span><text:span text:style-name="T31">-</text:span><text:span text:style-name="T10">&gt;</text:span><text:span text:style-name="T23">y</text:span><text:span text:style-name="T31">*</text:span><text:span text:style-name="T23">vector.</text:span><text:span text:style-name="T27">z</text:span><text:span text:style-name="T31">-</text:span><text:span text:style-name="T23">this</text:span><text:span text:style-name="T31">-</text:span><text:span text:style-name="T10">&gt;</text:span><text:span text:style-name="T23">z</text:span><text:span text:style-name="T31">*</text:span><text:span text:style-name="T23">vector.</text:span><text:span text:style-name="T27">y</text:span><text:span text:style-name="T12">;</text:span></text:p>
        </text:list-item>
        <text:list-item>
          <text:p text:style-name="P48">        <text:span text:style-name="T23">result.</text:span><text:span text:style-name="T27">y</text:span><text:span text:style-name="T23"> </text:span><text:span text:style-name="T10">=</text:span><text:span text:style-name="T23"> this</text:span><text:span text:style-name="T31">-</text:span><text:span text:style-name="T10">&gt;</text:span><text:span text:style-name="T23">z</text:span><text:span text:style-name="T31">*</text:span><text:span text:style-name="T23">vector.</text:span><text:span text:style-name="T27">x</text:span><text:span text:style-name="T31">-</text:span><text:span text:style-name="T23">this</text:span><text:span text:style-name="T31">-</text:span><text:span text:style-name="T10">&gt;</text:span><text:span text:style-name="T23">x</text:span><text:span text:style-name="T31">*</text:span><text:span text:style-name="T23">vector.</text:span><text:span text:style-name="T27">z</text:span><text:span text:style-name="T12">;</text:span></text:p>
        </text:list-item>
        <text:list-item>
          <text:p text:style-name="P48">        <text:span text:style-name="T23">result.</text:span><text:span text:style-name="T27">z</text:span><text:span text:style-name="T23"> </text:span><text:span text:style-name="T10">=</text:span><text:span text:style-name="T23"> this</text:span><text:span text:style-name="T31">-</text:span><text:span text:style-name="T10">&gt;</text:span><text:span text:style-name="T23">x</text:span><text:span text:style-name="T31">*</text:span><text:span text:style-name="T23">vector.</text:span><text:span text:style-name="T27">y</text:span><text:span text:style-name="T31">-</text:span><text:span text:style-name="T23">this</text:span><text:span text:style-name="T31">-</text:span><text:span text:style-name="T10">&gt;</text:span><text:span text:style-name="T23">y</text:span><text:span text:style-name="T31">*</text:span><text:span text:style-name="T23">vector.</text:span><text:span text:style-name="T27">x</text:span><text:span text:style-name="T12">;</text:span></text:p>
        </text:list-item>
        <text:list-item>
          <text:p text:style-name="P48"> </text:p>
        </text:list-item>
        <text:list-item>
          <text:p text:style-name="P48">        <text:span text:style-name="T14">return</text:span><text:span text:style-name="T23"> result</text:span><text:span text:style-name="T12">;</text:span></text:p>
        </text:list-item>
        <text:list-item>
          <text:p text:style-name="P48">    <text:span text:style-name="T9">}</text:span></text:p>
        </text:list-item>
        <text:list-item>
          <text:p text:style-name="P48">    <text:span text:style-name="T14">void</text:span><text:span text:style-name="T23"> Vector3D</text:span><text:span text:style-name="T12">::</text:span><text:span text:style-name="T27">lambdaPow</text:span><text:span text:style-name="T9">(</text:span><text:span text:style-name="T14">double</text:span><text:span text:style-name="T23"> lambda</text:span><text:span text:style-name="T9">)</text:span><text:span text:style-name="T23"> </text:span><text:span text:style-name="T9">{</text:span></text:p>
        </text:list-item>
        <text:list-item>
          <text:p text:style-name="P48">        <text:span text:style-name="T23">this</text:span><text:span text:style-name="T31">-</text:span><text:span text:style-name="T10">&gt;</text:span><text:span text:style-name="T23">x</text:span><text:span text:style-name="T31">*</text:span><text:span text:style-name="T10">=</text:span><text:span text:style-name="T23">lambda</text:span><text:span text:style-name="T12">;</text:span></text:p>
        </text:list-item>
        <text:list-item>
          <text:p text:style-name="P48">        <text:span text:style-name="T23">this</text:span><text:span text:style-name="T31">-</text:span><text:span text:style-name="T10">&gt;</text:span><text:span text:style-name="T23">y</text:span><text:span text:style-name="T31">*</text:span><text:span text:style-name="T10">=</text:span><text:span text:style-name="T23">lambda</text:span><text:span text:style-name="T12">;</text:span></text:p>
        </text:list-item>
        <text:list-item>
          <text:p text:style-name="P48">        <text:span text:style-name="T23">this</text:span><text:span text:style-name="T31">-</text:span><text:span text:style-name="T10">&gt;</text:span><text:span text:style-name="T23">z</text:span><text:span text:style-name="T31">*</text:span><text:span text:style-name="T10">=</text:span><text:span text:style-name="T23">lambda</text:span><text:span text:style-name="T12">;</text:span></text:p>
        </text:list-item>
        <text:list-item>
          <text:p text:style-name="P48"> </text:p>
        </text:list-item>
        <text:list-item>
          <text:p text:style-name="P48">    <text:span text:style-name="T9">}</text:span></text:p>
        </text:list-item>
        <text:list-item>
          <text:p text:style-name="P48">    <text:span text:style-name="T14">double</text:span><text:span text:style-name="T23"> Vector3D</text:span><text:span text:style-name="T12">::</text:span><text:span text:style-name="T27">scalarPow</text:span><text:span text:style-name="T9">(</text:span><text:span text:style-name="T14">const</text:span><text:span text:style-name="T23"> Vector3D</text:span><text:span text:style-name="T31">&amp;</text:span><text:span text:style-name="T23"> vector</text:span><text:span text:style-name="T9">)</text:span><text:span text:style-name="T23"> </text:span><text:span text:style-name="T9">{</text:span></text:p>
        </text:list-item>
        <text:list-item>
          <text:p text:style-name="P48">        <text:span text:style-name="T14">return</text:span><text:span text:style-name="T23"> this</text:span><text:span text:style-name="T31">-</text:span><text:span text:style-name="T10">&gt;</text:span><text:span text:style-name="T23">x</text:span><text:span text:style-name="T31">*</text:span><text:span text:style-name="T23">vector.</text:span><text:span text:style-name="T27">x</text:span><text:span text:style-name="T31">+</text:span><text:span text:style-name="T23">this</text:span><text:span text:style-name="T31">-</text:span><text:span text:style-name="T10">&gt;</text:span><text:span text:style-name="T23">y</text:span><text:span text:style-name="T31">*</text:span><text:span text:style-name="T23">vector.</text:span><text:span text:style-name="T27">y</text:span><text:span text:style-name="T31">+</text:span><text:span text:style-name="T23">this</text:span><text:span text:style-name="T31">-</text:span><text:span text:style-name="T10">&gt;</text:span><text:span text:style-name="T23">z</text:span><text:span text:style-name="T31">*</text:span><text:span text:style-name="T23">vector.</text:span><text:span text:style-name="T27">z</text:span><text:span text:style-name="T12">;</text:span></text:p>
        </text:list-item>
        <text:list-item>
          <text:p text:style-name="P48">    <text:span text:style-name="T9">}</text:span></text:p>
        </text:list-item>
        <text:list-item>
          <text:p text:style-name="P48">    <text:span text:style-name="T14">bool</text:span><text:span text:style-name="T23"> Vector3D</text:span><text:span text:style-name="T12">::</text:span><text:span text:style-name="T27">isEqual</text:span><text:span text:style-name="T9">(</text:span><text:span text:style-name="T14">const</text:span><text:span text:style-name="T23"> Vector3D</text:span><text:span text:style-name="T31">&amp;</text:span><text:span text:style-name="T23"> vector</text:span><text:span text:style-name="T9">)</text:span><text:span text:style-name="T23"> </text:span><text:span text:style-name="T9">{</text:span></text:p>
        </text:list-item>
        <text:list-item>
          <text:p text:style-name="P48">        <text:span text:style-name="T14">return</text:span><text:span text:style-name="T23"> </text:span><text:span text:style-name="T9">(</text:span><text:span text:style-name="T23">this</text:span><text:span text:style-name="T31">-</text:span><text:span text:style-name="T10">&gt;</text:span><text:span text:style-name="T23">x</text:span><text:span text:style-name="T10">==</text:span><text:span text:style-name="T23">vector.</text:span><text:span text:style-name="T27">x</text:span><text:span text:style-name="T23"> </text:span><text:span text:style-name="T31">&amp;&amp;</text:span><text:span text:style-name="T23"> this</text:span><text:span text:style-name="T31">-</text:span><text:span text:style-name="T10">&gt;</text:span><text:span text:style-name="T23">y</text:span><text:span text:style-name="T10">==</text:span><text:span text:style-name="T23">vector.</text:span><text:span text:style-name="T27">y</text:span><text:span text:style-name="T23"> </text:span><text:span text:style-name="T31">&amp;&amp;</text:span><text:span text:style-name="T23"> this</text:span><text:span text:style-name="T31">-</text:span><text:span text:style-name="T10">&gt;</text:span><text:span text:style-name="T23">z</text:span><text:span text:style-name="T10">==</text:span><text:span text:style-name="T23">vector.</text:span><text:span text:style-name="T27">z</text:span><text:span text:style-name="T9">)</text:span><text:span text:style-name="T12">;</text:span></text:p>
        </text:list-item>
        <text:list-item>
          <text:p text:style-name="P48">    <text:span text:style-name="T9">}</text:span></text:p>
        </text:list-item>
        <text:list-item>
          <text:p text:style-name="P48">    <text:span text:style-name="T14">double</text:span><text:span text:style-name="T23"> Vector3D</text:span><text:span text:style-name="T12">::</text:span><text:span text:style-name="T27">getLength</text:span><text:span text:style-name="T9">()</text:span><text:span text:style-name="T23"> </text:span><text:span text:style-name="T9">{</text:span></text:p>
        </text:list-item>
        <text:list-item>
          <text:p text:style-name="P48">        <text:span text:style-name="T14">return</text:span><text:span text:style-name="T23"> </text:span><text:span text:style-name="T25">sqrt</text:span><text:span text:style-name="T9">(</text:span><text:span text:style-name="T23">this</text:span><text:span text:style-name="T31">-</text:span><text:span text:style-name="T10">&gt;</text:span><text:span text:style-name="T23">x</text:span><text:span text:style-name="T31">*</text:span><text:span text:style-name="T23">this</text:span><text:span text:style-name="T31">-</text:span><text:span text:style-name="T10">&gt;</text:span><text:span text:style-name="T23">x</text:span><text:span text:style-name="T31">+</text:span><text:span text:style-name="T23">this</text:span><text:span text:style-name="T31">-</text:span><text:span text:style-name="T10">&gt;</text:span><text:span text:style-name="T23">y</text:span><text:span text:style-name="T31">*</text:span><text:span text:style-name="T23">this</text:span><text:span text:style-name="T31">-</text:span><text:span text:style-name="T10">&gt;</text:span><text:span text:style-name="T23">y</text:span><text:span text:style-name="T31">+</text:span><text:span text:style-name="T23">this</text:span><text:span text:style-name="T31">-</text:span><text:span text:style-name="T10">&gt;</text:span><text:span text:style-name="T23">z</text:span><text:span text:style-name="T31">*</text:span><text:span text:style-name="T23">this</text:span><text:span text:style-name="T31">-</text:span><text:span text:style-name="T10">&gt;</text:span><text:span text:style-name="T23">z</text:span><text:span text:style-name="T9">)</text:span><text:span text:style-name="T12">;</text:span></text:p>
        </text:list-item>
        <text:list-item>
          <text:p text:style-name="P48">    <text:span text:style-name="T9">}</text:span></text:p>
        </text:list-item>
        <text:list-item>
          <text:p text:style-name="P48">     </text:p>
        </text:list-item>
        <text:list-item>
          <text:p text:style-name="P48">    <text:span text:style-name="T14">double</text:span><text:span text:style-name="T23"> Vector3D</text:span><text:span text:style-name="T12">::</text:span><text:span text:style-name="T27">getAngle</text:span><text:span text:style-name="T9">(</text:span><text:span text:style-name="T23"> Vector3D</text:span><text:span text:style-name="T31">&amp;</text:span><text:span text:style-name="T23"> vector</text:span><text:span text:style-name="T9">)</text:span><text:span text:style-name="T23"> </text:span><text:span text:style-name="T9">{</text:span></text:p>
        </text:list-item>
        <text:list-item>
          <text:p text:style-name="P48">        <text:span text:style-name="T14">if</text:span><text:span text:style-name="T23"> </text:span><text:span text:style-name="T9">((</text:span><text:span text:style-name="T23">vector.</text:span><text:span text:style-name="T27">getLength</text:span><text:span text:style-name="T9">()</text:span><text:span text:style-name="T10">==</text:span><text:span text:style-name="T25">0</text:span><text:span text:style-name="T9">)</text:span><text:span text:style-name="T23"> </text:span><text:span text:style-name="T31">||</text:span><text:span text:style-name="T23"> </text:span><text:span text:style-name="T9">(</text:span><text:span text:style-name="T23">this</text:span><text:span text:style-name="T31">-</text:span><text:span text:style-name="T10">&gt;</text:span><text:span text:style-name="T23">getLength</text:span><text:span text:style-name="T9">())</text:span><text:span text:style-name="T10">==</text:span><text:span text:style-name="T25">0</text:span><text:span text:style-name="T9">)</text:span><text:span text:style-name="T23"> </text:span><text:span text:style-name="T9">{</text:span></text:p>
        </text:list-item>
        <text:list-item>
          <text:p text:style-name="P48">            <text:span text:style-name="T14">return</text:span><text:span text:style-name="T23"> </text:span><text:span text:style-name="T25">0</text:span><text:span text:style-name="T12">;</text:span></text:p>
        </text:list-item>
        <text:list-item>
          <text:p text:style-name="P48">        <text:span text:style-name="T9">}</text:span></text:p>
        </text:list-item>
        <text:list-item>
          <text:p text:style-name="P48">            <text:span text:style-name="T14">const</text:span><text:span text:style-name="T23"> </text:span><text:span text:style-name="T14">double</text:span><text:span text:style-name="T23"> halfC </text:span><text:span text:style-name="T10">=</text:span><text:span text:style-name="T23"> </text:span><text:span text:style-name="T25">180</text:span><text:span text:style-name="T31">/</text:span><text:span text:style-name="T23">M_PI</text:span><text:span text:style-name="T12">;</text:span></text:p>
        </text:list-item>
        <text:list-item>
          <text:p text:style-name="P48"> </text:p>
        </text:list-item>
        <text:list-item>
          <text:p text:style-name="P48">           <text:span text:style-name="T14">double</text:span><text:span text:style-name="T23"> cos1 </text:span><text:span text:style-name="T10">=</text:span><text:span text:style-name="T23"> </text:span><text:span text:style-name="T9">(</text:span><text:span text:style-name="T23">this</text:span><text:span text:style-name="T31">-</text:span><text:span text:style-name="T10">&gt;</text:span><text:span text:style-name="T23">scalarPow</text:span><text:span text:style-name="T9">(</text:span><text:span text:style-name="T23">vector</text:span><text:span text:style-name="T9">)</text:span><text:span text:style-name="T31">/</text:span><text:span text:style-name="T9">(</text:span><text:span text:style-name="T23">this</text:span><text:span text:style-name="T31">-</text:span><text:span text:style-name="T10">&gt;</text:span><text:span text:style-name="T23">getLength</text:span><text:span text:style-name="T9">()</text:span><text:span text:style-name="T31">*</text:span><text:span text:style-name="T23">vector.</text:span><text:span text:style-name="T27">getLength</text:span><text:span text:style-name="T9">()))</text:span><text:span text:style-name="T23"> </text:span><text:span text:style-name="T12">;</text:span></text:p>
        </text:list-item>
        <text:list-item>
          <text:p text:style-name="P48">           <text:span text:style-name="T14">if</text:span><text:span text:style-name="T23"> </text:span><text:span text:style-name="T9">(</text:span><text:span text:style-name="T23">cos1</text:span><text:span text:style-name="T10">&lt;</text:span><text:span text:style-name="T31">-</text:span><text:span text:style-name="T25">1</text:span><text:span text:style-name="T9">)</text:span><text:span text:style-name="T23"> </text:span><text:span text:style-name="T9">{</text:span></text:p>
        </text:list-item>
        <text:list-item>
          <text:p text:style-name="P48">               <text:span text:style-name="T14">return</text:span><text:span text:style-name="T23"> </text:span><text:span text:style-name="T25">180</text:span><text:span text:style-name="T12">;</text:span></text:p>
        </text:list-item>
        <text:list-item>
          <text:p text:style-name="P48">           <text:span text:style-name="T9">}</text:span></text:p>
        </text:list-item>
        <text:list-item>
          <text:p text:style-name="P48">           <text:span text:style-name="T14">if</text:span><text:span text:style-name="T23"> </text:span><text:span text:style-name="T9">(</text:span><text:span text:style-name="T23">cos1</text:span><text:span text:style-name="T10">&gt;</text:span><text:span text:style-name="T25">1</text:span><text:span text:style-name="T9">)</text:span><text:span text:style-name="T23"> </text:span><text:span text:style-name="T9">{</text:span></text:p>
        </text:list-item>
        <text:list-item>
          <text:p text:style-name="P48"><text:soft-page-break/>               <text:span text:style-name="T14">return</text:span><text:span text:style-name="T23"> </text:span><text:span text:style-name="T25">0</text:span><text:span text:style-name="T12">;</text:span></text:p>
        </text:list-item>
        <text:list-item>
          <text:p text:style-name="P48">           <text:span text:style-name="T9">}</text:span></text:p>
        </text:list-item>
        <text:list-item>
          <text:p text:style-name="P48">           <text:span text:style-name="T14">return</text:span><text:span text:style-name="T23"> halfC</text:span><text:span text:style-name="T31">*</text:span><text:span text:style-name="T25">acos</text:span><text:span text:style-name="T9">(</text:span><text:span text:style-name="T23">cos1</text:span><text:span text:style-name="T9">)</text:span><text:span text:style-name="T12">;</text:span></text:p>
        </text:list-item>
        <text:list-item>
          <text:p text:style-name="P48">     </text:p>
        </text:list-item>
        <text:list-item>
          <text:p text:style-name="P48">    <text:span text:style-name="T9">}</text:span></text:p>
        </text:list-item>
        <text:list-item>
          <text:p text:style-name="P48"> </text:p>
        </text:list-item>
        <text:list-item>
          <text:p text:style-name="P48">    <text:span text:style-name="T14">double</text:span><text:span text:style-name="T23">  Vector3D</text:span><text:span text:style-name="T12">::</text:span><text:span text:style-name="T27">getX</text:span><text:span text:style-name="T9">()</text:span><text:span text:style-name="T23"> </text:span><text:span text:style-name="T9">{</text:span></text:p>
        </text:list-item>
        <text:list-item>
          <text:p text:style-name="P48">        <text:span text:style-name="T14">return</text:span><text:span text:style-name="T23"> x</text:span><text:span text:style-name="T12">;</text:span></text:p>
        </text:list-item>
        <text:list-item>
          <text:p text:style-name="P48">    <text:span text:style-name="T9">}</text:span></text:p>
        </text:list-item>
        <text:list-item>
          <text:p text:style-name="P48">    <text:span text:style-name="T14">double</text:span><text:span text:style-name="T23">  Vector3D</text:span><text:span text:style-name="T12">::</text:span><text:span text:style-name="T27">getY</text:span><text:span text:style-name="T9">()</text:span><text:span text:style-name="T23"> </text:span><text:span text:style-name="T9">{</text:span></text:p>
        </text:list-item>
        <text:list-item>
          <text:p text:style-name="P48">        <text:span text:style-name="T14">return</text:span><text:span text:style-name="T23"> y</text:span><text:span text:style-name="T12">;</text:span></text:p>
        </text:list-item>
        <text:list-item>
          <text:p text:style-name="P48">    <text:span text:style-name="T9">}</text:span></text:p>
        </text:list-item>
        <text:list-item>
          <text:p text:style-name="P48">    <text:span text:style-name="T14">double</text:span><text:span text:style-name="T23">  Vector3D</text:span><text:span text:style-name="T12">::</text:span><text:span text:style-name="T27">getZ</text:span><text:span text:style-name="T9">()</text:span><text:span text:style-name="T23"> </text:span><text:span text:style-name="T9">{</text:span></text:p>
        </text:list-item>
        <text:list-item>
          <text:p text:style-name="P48">        <text:span text:style-name="T14">return</text:span><text:span text:style-name="T23"> z</text:span><text:span text:style-name="T12">;</text:span></text:p>
        </text:list-item>
        <text:list-item>
          <text:p text:style-name="P48">    <text:span text:style-name="T9">}</text:span></text:p>
        </text:list-item>
      </text:list>
      <text:p text:style-name="P57"><text:span text:style-name="T5"/></text:p>
      <text:list xml:id="list21146066372508" text:continue-list="list21145833548655" text:style-name="WWNum2">
        <text:list-item>
          <text:p text:style-name="P27">Вывод</text:p>
        </text:list-item>
      </text:list>
      <text:p text:style-name="P14"><text:tab/>Реализована программа, включающая в себя простой класс с методами и переменными. Также получены навыки работы с git и cmake.</text:p>
      <text:p text:style-name="P14"><text:s/></text:p>
      <text:p text:style-name="P15">Список литературы</text:p>
      <text:p text:style-name="P15"/>
      <text:list xml:id="list1563791617" text:style-name="WWNum1">
        <text:list-item>
          <text:p text:style-name="P28">Шилдт, Герберт. С++: базовый курс, 3-е изд. : Пер. с англ. - М. : ООО “И.Д. Вильямс”, 2018. - 624 с. : ил. - Парал. тит. англ.</text:p>
          <text:p text:style-name="P29"><text:span text:style-name="T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monospace, serif"/>
    <style:font-face style:name="Droid Sans Mono" svg:font-family="'Droid Sans Mono', monospace, monospace, 'Droid Sans Fallback'"/>
    <style:font-face style:name="Arial" svg:font-family="Arial" style:font-family-generic="roman" style:font-pitch="variable"/>
    <style:font-face style:name="DejaVu Sans Mono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706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ru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635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ru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56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ru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49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ru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AR PL SungtiL GB" style:font-family-asian="'AR PL SungtiL GB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48" style:display-name="ListLabel 48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1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1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1" style:font-family-complex="OpenSymbol" style:font-family-generic-complex="system" style:font-pitch-complex="variable"/>
    </style:style>
    <style:style style:name="ListLabel_20_75" style:display-name="ListLabel 75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6" style:display-name="ListLabel 76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font-name-complex="OpenSymbol1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1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1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1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1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1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1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1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1" style:font-family-complex="OpenSymbol" style:font-family-generic-complex="system" style:font-pitch-complex="variable"/>
    </style:style>
    <style:style style:name="ListLabel_20_103" style:display-name="ListLabel 103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dc:date>2019-09-27T02:11:43.603715987</dc:date>
    <meta:editing-cycles>24</meta:editing-cycles>
    <meta:editing-duration>PT1H15M18S</meta:editing-duration>
    <meta:generator>LibreOffice/6.0.7.3$Linux_X86_64 LibreOffice_project/00m0$Build-3</meta:generator>
    <meta:document-statistic meta:table-count="0" meta:image-count="0" meta:object-count="0" meta:page-count="8" meta:paragraph-count="208" meta:word-count="805" meta:character-count="6454" meta:non-whitespace-character-count="5244"/>
  </office:meta>
</office:document-meta>
</file>